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bfe" officeooo:paragraph-rsid="00030bf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0bfe" officeooo:paragraph-rsid="000620d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85bbe" officeooo:paragraph-rsid="00085bb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30bfe" officeooo:paragraph-rsid="00030bf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030bfe" officeooo:paragraph-rsid="00030bfe" style:font-size-asian="16pt" style:font-weight-asian="normal" style:font-size-complex="16pt" style:font-weight-complex="normal"/>
    </style:style>
    <style:style style:name="T1" style:family="text">
      <style:text-properties officeooo:rsid="000451ab"/>
    </style:style>
    <style:style style:name="T2" style:family="text">
      <style:text-properties officeooo:rsid="000620d1"/>
    </style:style>
    <style:style style:name="T3" style:family="text">
      <style:text-properties officeooo:rsid="00085bb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451ab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SIO LUIS, LUCAS BUENO, CAROLINE QUADRI, GUSTAVO MENEGUINI<text:tab/>CC 2ª </text:p>
      <text:p text:style-name="P1"/>
      <text:p text:style-name="P4"/>
      <text:p text:style-name="P4">SAMSUNG <text:span text:style-name="T3">GALAXY </text:span>S7 EDGE</text:p>
      <text:p text:style-name="P4"/>
      <text:p text:style-name="P5"><text:tab/>O smartphone Galaxy S7 Edge foi um lançamento do segundo semestre de 2016, <text:span text:style-name="T1">com o intuito ser o sucessor do antigo Galaxy S6, como é comum no ramo dos celulares atuais. A característica que diferencia esse smartphone dos demais é sua tela curva nas bordas, permitindo ao usuário diversas funções como acessar menus laterais com mais agilidade, além do design inovador, tecnologia exclusiva da Samsung.</text:span></text:p>
      <text:p text:style-name="P2"><text:span text:style-name="T4"><text:tab/></text:span><text:span text:style-name="T5">Suas especificações técnicas são um processador octa-core sendo 4x 2.3 GHz e 4x 1.6 GHz, 4 GB de memória, GPU ARM mali-t880mp12 32 GB de armazenamento e entrada para SD Card de até 200 GB, além de um display de 1140x2560 pixels 531 ppi, Super AMOLED com proteção Gorilla Glass 4. Seguindo padrão da samsung, o sistema operacional do celular é o Andr</text:span><text:span text:style-name="T1">o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7:00:35.121470002</meta:creation-date>
    <dc:date>2017-04-19T17:55:53.471280649</dc:date>
    <meta:editing-duration>PT12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42" meta:character-count="844" meta:non-whitespace-character-count="703"/>
  </office:meta>
</office:document-meta>
</file>